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13">
            <text:p>16,13</text:p>
          </table:table-cell>
          <table:table-cell office:value-type="float" office:value="15.62">
            <text:p>15,6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41">
            <text:p>15,41</text:p>
          </table:table-cell>
          <table:table-cell office:value-type="float" office:value="18.75">
            <text:p>18,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89">
            <text:p>7,89</text:p>
          </table:table-cell>
          <table:table-cell office:value-type="float" office:value="15.62">
            <text:p>15,62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96">
            <text:p>8,96</text:p>
          </table:table-cell>
          <table:table-cell office:value-type="float" office:value="15.62">
            <text:p>15,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8">
            <text:p>3,58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94">
            <text:p>3,94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87">
            <text:p>2,87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15">
            <text:p>2,15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43">
            <text:p>1,43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6">
            <text:p>0,36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2">
            <text:p>0,72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36">
            <text:p>0,36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2">
            <text:p>0,72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6">
            <text:p>0,36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08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08:35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16.13">
                <text:p text:id="Hoja1.B2:Hoja1.B101">16.13</text:p>
              </table:table-cell>
              <table:table-cell office:value-type="float" office:value="15.62">
                <text:p text:id="Hoja1.C2:Hoja1.C101">15.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1">
                <text:p>15.4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9">
                <text:p>7.89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6">
                <text:p>8.96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8">
                <text:p>3.5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">
                <text:p>4.3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4">
                <text:p>3.9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7">
                <text:p>2.8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5">
                <text:p>2.1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">
                <text:p>1.79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3">
                <text:p>1.43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">
                <text:p>0.36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">
                <text:p>0.72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">
                <text:p>0.36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">
                <text:p>0.7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